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automatic-styles>
    <style:style style:name="Table1" style:family="table">
      <style:table-properties style:width="5.1938in" table:align="left"/>
    </style:style>
    <style:style style:name="Table1.A" style:family="table-column">
      <style:table-column-properties style:column-width="1.8764in"/>
    </style:style>
    <style:style style:name="Table1.B" style:family="table-column">
      <style:table-column-properties style:column-width="0.7486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7271in"/>
    </style:style>
    <style:style style:name="Table1.E" style:family="table-column">
      <style:table-column-properties style:column-width="0.5174in"/>
    </style:style>
    <style:style style:name="Table1.F" style:family="table-column">
      <style:table-column-properties style:column-width="0.478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orphans="1"/>
    </style:style>
    <style:style style:name="P2" style:family="paragraph" style:parent-style-name="Heading_20_2">
      <style:paragraph-properties fo:orphans="1"/>
    </style:style>
    <style:style style:name="P3" style:family="paragraph" style:parent-style-name="Heading_20_3">
      <style:paragraph-properties fo:orphans="1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orphans="1"/>
    </style:style>
    <style:style style:name="P6" style:family="paragraph" style:parent-style-name="Text_20_body" style:list-style-name="L1">
      <style:paragraph-properties fo:margin-top="0in" fo:margin-bottom="0in" style:contextual-spacing="false" fo:orphans="1"/>
    </style:style>
    <style:style style:name="P7" style:family="paragraph" style:parent-style-name="Text_20_body" style:list-style-name="L1">
      <style:paragraph-properties fo:orphans="1"/>
    </style:style>
    <style:style style:name="P8" style:family="paragraph" style:parent-style-name="Text_20_body" style:list-style-name="L2">
      <style:paragraph-properties fo:margin-top="0in" fo:margin-bottom="0in" style:contextual-spacing="false" fo:orphans="1"/>
    </style:style>
    <style:style style:name="P9" style:family="paragraph" style:parent-style-name="Text_20_body" style:list-style-name="L2">
      <style:paragraph-properties fo:orphans="1"/>
    </style:style>
    <style:style style:name="P10" style:family="paragraph" style:parent-style-name="Text_20_body" style:list-style-name="L3">
      <style:paragraph-properties fo:margin-top="0in" fo:margin-bottom="0in" style:contextual-spacing="false" fo:orphans="1"/>
    </style:style>
    <style:style style:name="P11" style:family="paragraph" style:parent-style-name="Text_20_body" style:list-style-name="L3">
      <style:paragraph-properties fo:orphans="1"/>
    </style:style>
    <style:style style:name="P12" style:family="paragraph" style:parent-style-name="Text_20_body" style:list-style-name="L4">
      <style:paragraph-properties fo:margin-top="0in" fo:margin-bottom="0in" style:contextual-spacing="false" fo:orphans="1"/>
    </style:style>
    <style:style style:name="P13" style:family="paragraph" style:parent-style-name="Text_20_body" style:list-style-name="L4">
      <style:paragraph-properties fo:orphans="1"/>
    </style:style>
    <style:style style:name="P14" style:family="paragraph" style:parent-style-name="Text_20_body" style:list-style-name="L5">
      <style:paragraph-properties fo:margin-top="0in" fo:margin-bottom="0in" style:contextual-spacing="false" fo:orphans="1"/>
    </style:style>
    <style:style style:name="P15" style:family="paragraph" style:parent-style-name="Text_20_body" style:list-style-name="L5">
      <style:paragraph-properties fo:orphans="1"/>
    </style:style>
    <style:style style:name="P16" style:family="paragraph" style:parent-style-name="Text_20_body" style:list-style-name="L6">
      <style:paragraph-properties fo:margin-top="0in" fo:margin-bottom="0in" style:contextual-spacing="false" fo:orphans="1"/>
    </style:style>
    <style:style style:name="P17" style:family="paragraph" style:parent-style-name="Text_20_body" style:list-style-name="L6">
      <style:paragraph-properties fo:orphans="1"/>
    </style:style>
    <style:style style:name="P18" style:family="paragraph" style:parent-style-name="Text_20_body" style:list-style-name="L7">
      <style:paragraph-properties fo:margin-top="0in" fo:margin-bottom="0in" style:contextual-spacing="false" fo:orphans="1"/>
    </style:style>
    <style:style style:name="P19" style:family="paragraph" style:parent-style-name="Text_20_body" style:list-style-name="L7">
      <style:paragraph-properties fo:orphans="1"/>
    </style:style>
    <style:style style:name="P20" style:family="paragraph" style:parent-style-name="Text_20_body" style:list-style-name="L8">
      <style:paragraph-properties fo:margin-top="0in" fo:margin-bottom="0in" style:contextual-spacing="false" fo:orphans="1"/>
    </style:style>
    <style:style style:name="P21" style:family="paragraph" style:parent-style-name="Text_20_body" style:list-style-name="L8">
      <style:paragraph-properties fo:orphans="1"/>
    </style:style>
    <style:style style:name="P22" style:family="paragraph" style:parent-style-name="Text_20_body" style:list-style-name="L9">
      <style:paragraph-properties fo:margin-top="0in" fo:margin-bottom="0in" style:contextual-spacing="false" fo:orphans="1"/>
    </style:style>
    <style:style style:name="P23" style:family="paragraph" style:parent-style-name="Text_20_body" style:list-style-name="L9">
      <style:paragraph-properties fo:orphans="1"/>
    </style:style>
    <style:style style:name="T1" style:family="text">
      <style:text-properties officeooo:rsid="001c716e"/>
    </style:style>
    <style:style style:name="T2" style:family="text">
      <style:text-properties fo:font-variant="normal" fo:text-transform="none" fo:color="#333333" loext:opacity="100%" style:font-name="YS Text" fo:font-size="11.7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YS Text" fo:font-size="11.75pt" fo:letter-spacing="normal" fo:font-style="normal" fo:font-weight="normal" officeooo:rsid="001c716e"/>
    </style:style>
    <style:style style:name="T4" style:family="text">
      <style:text-properties officeooo:rsid="001d78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тчёт о выполнении тестового задания</text:h>
      <text:h text:style-name="P2" text:outline-level="2">Описание задачи</text:h>
      <text:p text:style-name="P5">Требовалось реализовать модель машинного обучения для предсказания знака изменения свободной энергии связывания (ddG) на основе данных из базы SKEMPI 2.0.</text:p>
      <text:h text:style-name="P2" text:outline-level="2">Выполненная работа</text:h>
      <text:h text:style-name="P3" text:outline-level="3">1. Предобработка данных <text:span text:style-name="T1">(Jupyter notebook)</text:span></text:h>
      <text:p text:style-name="P5">Исходный файл skempi_v2.csv содержал 7085 записей. В ходе обработки были выполнены следующие шаги:</text:p>
      <text:list text:style-name="L1">
        <text:list-item>
          <text:p text:style-name="P6">Удалены столбцы, содержащие только пустые значения </text:p>
        </text:list-item>
        <text:list-item>
          <text:p text:style-name="P6">Отфильтрованы записи с множественными мутациями, <text:span text:style-name="T1">так как я не придумал как работать с множественными мутациями и упростил себе задачу до предсказания</text:span> <text:span text:style-name="T1">эффекта единичной мутации</text:span></text:p>
        </text:list-item>
        <text:list-item>
          <text:p text:style-name="P6">Оставлены только записи с валидными местоположениями мутаций: COR, INT, SUP, RIM, SUR </text:p>
        </text:list-item>
        <text:list-item>
          <text:p text:style-name="P6">Исправлены форматы чисел с плавающей точкой (замена запятой на точку) </text:p>
        </text:list-item>
        <text:list-item>
          <text:p text:style-name="P6">Удалены записи с аномальными температурами (&gt;400K) </text:p>
        </text:list-item>
        <text:list-item>
          <text:p text:style-name="P7">Рассчитаны значения ddG по формуле: ddG = -R<text:span text:style-name="Emphasis">T</text:span>ln(K_mut/K_wt) </text:p>
        </text:list-item>
      </text:list>
      <text:p text:style-name="P5">После очистки осталось 2365 записей.</text:p>
      <text:h text:style-name="P3" text:outline-level="3">2. Создание признаков <text:span text:style-name="T1">(make_features.py)</text:span></text:h>
      <text:p text:style-name="P5">Разработан парсер для извлечения информации из строк мутаций формата 'IA96A':</text:p>
      <text:list text:style-name="L2">
        <text:list-item>
          <text:p text:style-name="P8">Цепь (I) </text:p>
        </text:list-item>
        <text:list-item>
          <text:p text:style-name="P8">Исходная аминокислота (A) </text:p>
        </text:list-item>
        <text:list-item>
          <text:p text:style-name="P8">Позиция (96) </text:p>
        </text:list-item>
        <text:list-item>
          <text:p text:style-name="P9">Мутантная аминокислота (A) </text:p>
        </text:list-item>
      </text:list>
      <text:p text:style-name="P5">Для каждой аминокислоты использовались физико-химические свойства:</text:p>
      <text:list xml:id="list1360389977" text:style-name="L3">
        <text:list-item>
          <text:p text:style-name="P10">Гидрофобность <text:span text:style-name="T1">(по шкале </text:span><text:span text:style-name="Strong_20_Emphasis"><text:span text:style-name="T2">Кайта и Дулиттла</text:span></text:span><text:span text:style-name="Strong_20_Emphasis"><text:span text:style-name="T3">)</text:span></text:span></text:p>
        </text:list-item>
        <text:list-item>
          <text:p text:style-name="P10">Размер </text:p>
        </text:list-item>
        <text:list-item>
          <text:p text:style-name="P10">Заряд </text:p>
        </text:list-item>
        <text:list-item>
          <text:p text:style-name="P11">Гибкость <text:span text:style-name="T1">(зависит от ротамеров и возможностей вращения колец)</text:span></text:p>
        </text:list-item>
      </text:list>
      <text:p text:style-name="P5">Созданы признаки:</text:p>
      <text:list text:style-name="L4">
        <text:list-item>
          <text:p text:style-name="P12">Свойства исходной аминокислоты (4 признака) </text:p>
        </text:list-item>
        <text:list-item>
          <text:p text:style-name="P12">Свойства мутантной аминокислоты (4 признака) </text:p>
        </text:list-item>
        <text:list-item>
          <text:p text:style-name="P12">Изменения свойств при мутации (4 признака) </text:p>
        </text:list-item>
        <text:list-item>
          <text:p text:style-name="P13">Закодированное местоположение мутации (1 признак) </text:p>
        </text:list-item>
      </text:list>
      <text:p text:style-name="P5">Целевая переменная: бинарная (1 если ddG &gt; 0, иначе 0).</text:p>
      <text:p text:style-name="P5"><text:soft-page-break/>После обработки получен датасет из 1903 записей с 13 признаками.</text:p>
      <text:h text:style-name="P3" text:outline-level="3">3. Обучение моделей <text:span text:style-name="T1">(train_models.py)</text:span></text:h>
      <text:p text:style-name="P5">Протестированы следующие алгоритмы:</text:p>
      <text:list text:style-name="L5">
        <text:list-item>
          <text:p text:style-name="P14">Логистическая регрессия </text:p>
        </text:list-item>
        <text:list-item>
          <text:p text:style-name="P14">Random Forest </text:p>
        </text:list-item>
        <text:list-item>
          <text:p text:style-name="P14">Gradient Boosting </text:p>
        </text:list-item>
        <text:list-item>
          <text:p text:style-name="P15">SVM </text:p>
        </text:list-item>
      </text:list>
      <text:p text:style-name="P5">Данные разбиты на обучающую (80%) и тестовую (20%) выборки с сохранением пропорций классов.</text:p>
      <text:h text:style-name="P3" text:outline-level="3">4. Результаты</text:h>
      <text:p text:style-name="P5">Распределение классов: 1479 отрицательных (77.7%), 424 положительных (22.3%).</text:p>
      <text:p text:style-name="P5">Метрики моделей на тестовой выборке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Модель</text:p>
            </table:table-cell>
            <table:table-cell table:style-name="Table1.A1" office:value-type="string">
              <text:p text:style-name="Table_20_Heading">Accuracy</text:p>
            </table:table-cell>
            <table:table-cell table:style-name="Table1.A1" office:value-type="string">
              <text:p text:style-name="Table_20_Heading">ROC AUC</text:p>
            </table:table-cell>
            <table:table-cell table:style-name="Table1.A1" office:value-type="string">
              <text:p text:style-name="Table_20_Heading">Precision</text:p>
            </table:table-cell>
            <table:table-cell table:style-name="Table1.A1" office:value-type="string">
              <text:p text:style-name="Table_20_Heading">Recall</text:p>
            </table:table-cell>
            <table:table-cell table:style-name="Table1.A1" office:value-type="string">
              <text:p text:style-name="Table_20_Heading">F1</text:p>
            </table:table-cell>
          </table:table-row>
        </table:table-header-rows>
        <table:table-row>
          <table:table-cell table:style-name="Table1.A1" office:value-type="string">
            <text:p text:style-name="Table_20_Contents">Gradient Boosting</text:p>
          </table:table-cell>
          <table:table-cell table:style-name="Table1.A1" office:value-type="string">
            <text:p text:style-name="Table_20_Contents">0.787</text:p>
          </table:table-cell>
          <table:table-cell table:style-name="Table1.A1" office:value-type="string">
            <text:p text:style-name="Table_20_Contents">0.666</text:p>
          </table:table-cell>
          <table:table-cell table:style-name="Table1.A1" office:value-type="string">
            <text:p text:style-name="Table_20_Contents">0.700</text:p>
          </table:table-cell>
          <table:table-cell table:style-name="Table1.A1" office:value-type="string">
            <text:p text:style-name="Table_20_Contents">0.082</text:p>
          </table:table-cell>
          <table:table-cell table:style-name="Table1.A1" office:value-type="string">
            <text:p text:style-name="Table_20_Contents">0.147</text:p>
          </table:table-cell>
        </table:table-row>
        <table:table-row>
          <table:table-cell table:style-name="Table1.A1" office:value-type="string">
            <text:p text:style-name="Table_20_Contents">Random Forest</text:p>
          </table:table-cell>
          <table:table-cell table:style-name="Table1.A1" office:value-type="string">
            <text:p text:style-name="Table_20_Contents">0.774</text:p>
          </table:table-cell>
          <table:table-cell table:style-name="Table1.A1" office:value-type="string">
            <text:p text:style-name="Table_20_Contents">0.655</text:p>
          </table:table-cell>
          <table:table-cell table:style-name="Table1.A1" office:value-type="string">
            <text:p text:style-name="Table_20_Contents">0.481</text:p>
          </table:table-cell>
          <table:table-cell table:style-name="Table1.A1" office:value-type="string">
            <text:p text:style-name="Table_20_Contents">0.153</text:p>
          </table:table-cell>
          <table:table-cell table:style-name="Table1.A1" office:value-type="string">
            <text:p text:style-name="Table_20_Contents">0.232</text:p>
          </table:table-cell>
        </table:table-row>
        <table:table-row>
          <table:table-cell table:style-name="Table1.A1" office:value-type="string">
            <text:p text:style-name="Table_20_Contents">Логистическая регрессия</text:p>
          </table:table-cell>
          <table:table-cell table:style-name="Table1.A1" office:value-type="string">
            <text:p text:style-name="Table_20_Contents">0.777</text:p>
          </table:table-cell>
          <table:table-cell table:style-name="Table1.A1" office:value-type="string">
            <text:p text:style-name="Table_20_Contents">0.632</text:p>
          </table:table-cell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0.000</text:p>
          </table:table-cell>
        </table:table-row>
        <table:table-row>
          <table:table-cell table:style-name="Table1.A1" office:value-type="string">
            <text:p text:style-name="Table_20_Contents">SVM</text:p>
          </table:table-cell>
          <table:table-cell table:style-name="Table1.A1" office:value-type="string">
            <text:p text:style-name="Table_20_Contents">0.777</text:p>
          </table:table-cell>
          <table:table-cell table:style-name="Table1.A1" office:value-type="string">
            <text:p text:style-name="Table_20_Contents">0.559</text:p>
          </table:table-cell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0.000</text:p>
          </table:table-cell>
          <table:table-cell table:style-name="Table1.A1" office:value-type="string">
            <text:p text:style-name="Table_20_Contents">0.000</text:p>
          </table:table-cell>
        </table:table-row>
      </table:table>
      <text:p text:style-name="P5">После оптимизации гиперпараметров Random Forest (50 деревьев, max_depth=10, min_samples_leaf=4, min_samples_split=2):</text:p>
      <text:list text:style-name="L6">
        <text:list-item>
          <text:p text:style-name="P16">Accuracy: 0.780 </text:p>
        </text:list-item>
        <text:list-item>
          <text:p text:style-name="P16">ROC AUC: 0.644 </text:p>
        </text:list-item>
        <text:list-item>
          <text:p text:style-name="P16">Precision: 0.500 </text:p>
        </text:list-item>
        <text:list-item>
          <text:p text:style-name="P17">Recall: 0.040 </text:p>
        </text:list-item>
      </text:list>
      <text:p text:style-name="P5">Точность предсказания по местоположениям мутаций:</text:p>
      <text:list text:style-name="L7">
        <text:list-item>
          <text:p text:style-name="P18">INT: 0.850 </text:p>
        </text:list-item>
        <text:list-item>
          <text:p text:style-name="P18">COR: 0.847 </text:p>
        </text:list-item>
        <text:list-item>
          <text:p text:style-name="P18">SUP: 0.763 </text:p>
        </text:list-item>
        <text:list-item>
          <text:p text:style-name="P18">RIM: 0.676 </text:p>
        </text:list-item>
        <text:list-item>
          <text:p text:style-name="P19">SUR: 0.613 </text:p>
        </text:list-item>
      </text:list>
      <text:h text:style-name="P3" text:outline-level="3">5. Наблюдения</text:h>
      <text:list text:style-name="L8">
        <text:list-item>
          <text:p text:style-name="P20">Все модели испытывают трудности с предсказанием положительного класса из-за его меньшей представленности в данных. </text:p>
        </text:list-item>
        <text:list-item>
          <text:p text:style-name="P20">Gradient Boosting показал лучшую производительность по метрике ROC AUC. </text:p>
        </text:list-item>
        <text:list-item>
          <text:p text:style-name="P20">Точность предсказания зависит от местоположения мутации, причём мутации во внутренних и центральных областях предсказываются лучше. </text:p>
        </text:list-item>
        <text:list-item>
          <text:p text:style-name="P21">Логистическая регрессия и SVM не смогли обучиться предсказывать положительный класс. </text:p>
        </text:list-item>
      </text:list>
      <text:h text:style-name="P3" text:outline-level="3"><text:soft-page-break/>6. Сохраненные файлы</text:h>
      <text:list text:style-name="L9">
        <text:list-item>
          <text:p text:style-name="P22">cleaned_skempi.csv - очищенные данные </text:p>
        </text:list-item>
        <text:list-item>
          <text:p text:style-name="P22">cleaned_with_ddG.csv - данные с рассчитанным ddG </text:p>
        </text:list-item>
        <text:list-item>
          <text:p text:style-name="P22">single_mutations_features_factorized.csv - признаки для обучения </text:p>
        </text:list-item>
        <text:list-item>
          <text:p text:style-name="P22">X_features_factorized.csv - матрица признаков </text:p>
        </text:list-item>
        <text:list-item>
          <text:p text:style-name="P22">y_target.csv - целевая переменная </text:p>
        </text:list-item>
        <text:list-item>
          <text:p text:style-name="P22">best_random_forest_model_factorized.joblib - обученная модель </text:p>
        </text:list-item>
        <text:list-item>
          <text:p text:style-name="P22">scaler_factorized.joblib - объект для масштабирования признаков </text:p>
        </text:list-item>
        <text:list-item>
          <text:p text:style-name="P23">location_encoder.joblib - кодировщик местоположений </text:p>
        </text:list-item>
        <text:list-item>
          <text:p text:style-name="P23">raw_data_screening.ipynb — <text:span text:style-name="T4">первичный обзор и процессинг сырых данных из skempi</text:span>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23:26:45.593161421</meta:creation-date>
    <dc:date>2025-05-04T23:32:50.660870318</dc:date>
    <meta:editing-duration>PT5M51S</meta:editing-duration>
    <meta:editing-cycles>2</meta:editing-cycles>
    <meta:generator>LibreOffice/7.5.3.2$Linux_X86_64 LibreOffice_project/9f56dff12ba03b9acd7730a5a481eea045e468f3</meta:generator>
    <meta:document-statistic meta:table-count="1" meta:image-count="0" meta:object-count="0" meta:page-count="3" meta:paragraph-count="97" meta:word-count="460" meta:character-count="3382" meta:non-whitespace-character-count="3022"/>
  </office:meta>
</office:document-meta>
</file>